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alatino Linotype1" svg:font-family="'Palatino Linotype'" style:font-family-generic="roman"/>
    <style:font-face style:name="Palatino Linotype2" svg:font-family="'Palatino Linotype'" style:font-adornments="Regular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Microsoft YaHei1" svg:font-family="'Microsoft YaHei'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2.75cm" fo:min-width="5.5cm" fo:padding-top="0.165cm" fo:padding-bottom="0.165cm" fo:padding-left="0.29cm" fo:padding-right="0.29cm"/>
    </style:style>
    <style:style style:name="gr2" style:family="graphic" style:parent-style-name="objectwithoutfill">
      <style:graphic-properties svg:stroke-width="0.081cm" svg:stroke-color="#0000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164cm" fo:min-width="0.914cm" fo:padding-top="0.165cm" fo:padding-bottom="0.165cm" fo:padding-left="0.29cm" fo:padding-right="0.29cm"/>
    </style:style>
    <style:style style:name="gr4" style:family="graphic" style:parent-style-name="objectwithoutfill">
      <style:graphic-properties draw:stroke="dash" draw:stroke-dash="Dashed_20__28_var_29_"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081cm" svg:stroke-color="#ffff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none" svg:stroke-width="0.081cm" svg:stroke-color="#000000" draw:marker-start-width="0.321cm" draw:marker-end-width="0.321cm" draw:fill="none" draw:fill-color="#ffffff" fo:min-height="0.666cm"/>
    </style:style>
    <style:style style:name="gr7" style:family="graphic" style:parent-style-name="standard">
      <style:graphic-properties svg:stroke-width="0.081cm" svg:stroke-color="#ffffff" draw:marker-start-width="0.321cm" draw:marker-end-width="0.321cm" draw:fill="none" draw:textarea-horizontal-align="justify" draw:textarea-vertical-align="middle" draw:auto-grow-height="false" fo:min-height="18.75cm" fo:min-width="27.5cm" fo:padding-top="0.165cm" fo:padding-bottom="0.165cm" fo:padding-left="0.29cm" fo:padding-right="0.29cm"/>
    </style:style>
    <style:style style:name="gr8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9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17cm" fo:min-width="0.42cm" fo:padding-top="0.165cm" fo:padding-bottom="0.165cm" fo:padding-left="0.29cm" fo:padding-right="0.29cm"/>
    </style:style>
    <style:style style:name="gr10" style:family="graphic" style:parent-style-name="objectwithoutfill">
      <style:graphic-properties svg:stroke-width="0.081cm" svg:stroke-color="#0000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084cm" fo:min-width="0.834cm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Times New Roman"/>
    </style:style>
    <style:style style:name="P3" style:family="paragraph">
      <style:paragraph-properties fo:text-align="center"/>
      <style:text-properties style:font-name="Times New Roman" fo:font-size="14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style:font-name-asian="Palatino Linotype2" style:font-name-complex="Palatino Linotype2"/>
    </style:style>
    <style:style style:name="T3" style:family="text">
      <style:text-properties style:font-name="Times New Roman"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6cm" svg:height="3cm" svg:x="10cm" svg:y="5cm">
          <text:p text:style-name="P1"><text:span text:style-name="T1">Element 1</text:span></text:p>
          <text:p text:style-name="P1"><text:span text:style-name="T1">Expected + </text:span><text:span text:style-name="T2">ΔT</text:span></text:p>
          <text:p text:style-name="P1"><text:span text:style-name="T2">C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6cm" svg:height="3cm" svg:x="19cm" svg:y="5cm">
          <text:p text:style-name="P1"><text:span text:style-name="T1">Inter Cooler</text:span></text:p>
          <text:p text:style-name="P1"><text:span text:style-name="T1">Expected – </text:span><text:span text:style-name="T2">ΔT</text:span></text:p>
          <text:p text:style-name="P1"><text:span text:style-name="T2">C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6cm" svg:height="3cm" svg:x="19cm" svg:y="12cm">
          <text:p text:style-name="P1"><text:span text:style-name="T1">Element 2</text:span></text:p>
          <text:p text:style-name="P1"><text:span text:style-name="T1">Expected + </text:span><text:span text:style-name="T2">ΔT</text:span></text:p>
          <text:p text:style-name="P1"><text:span text:style-name="T2">C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6cm" svg:height="3cm" svg:x="10cm" svg:y="12cm">
          <text:p text:style-name="P1"><text:span text:style-name="T1">After Cooler</text:span></text:p>
          <text:p text:style-name="P1"><text:span text:style-name="T1">Expected – </text:span><text:span text:style-name="T2">ΔT</text:span></text:p>
          <text:p text:style-name="P1"><text:span text:style-name="T2">C4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6cm" svg:y1="6.5cm" svg:x2="19cm" svg:y2="6.5cm" draw:start-shape="id1" draw:start-glue-point="1" draw:end-shape="id2" draw:end-glue-point="3" svg:d="M16000 6500h3000" svg:viewBox="0 0 3001 1">
          <text:p/>
        </draw:connector>
        <draw:connector draw:style-name="gr2" draw:text-style-name="P2" draw:layer="layout" draw:type="line" svg:x1="22cm" svg:y1="8cm" svg:x2="22cm" svg:y2="12cm" draw:start-shape="id2" draw:start-glue-point="2" draw:end-shape="id3" draw:end-glue-point="0" svg:d="M22000 8000v4000" svg:viewBox="0 0 1 4001">
          <text:p/>
        </draw:connector>
        <draw:connector draw:style-name="gr2" draw:text-style-name="P2" draw:layer="layout" draw:type="line" svg:x1="19cm" svg:y1="13.5cm" svg:x2="16cm" svg:y2="13.5cm" draw:start-shape="id3" draw:start-glue-point="3" draw:end-shape="id4" draw:end-glue-point="1" svg:d="M19000 13500h-3000" svg:viewBox="0 0 3001 1">
          <text:p/>
        </draw:connector>
        <draw:custom-shape draw:style-name="gr1" draw:text-style-name="P2" xml:id="id6" draw:id="id6" draw:layer="layout" svg:width="6cm" svg:height="3cm" svg:x="1.5cm" svg:y="12cm">
          <text:p text:style-name="P1"><text:span text:style-name="T1">Receiv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cm" svg:height="3cm" svg:x="1.5cm" svg:y="5cm">
          <text:p text:style-name="P1"><text:span text:style-name="T1">Plant Room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9cm" svg:y1="6.5cm" svg:x2="10cm" svg:y2="6.5cm" draw:start-shape="id5" draw:start-glue-point="1" draw:end-shape="id1" draw:end-glue-point="3" svg:d="M9000 6500h1000" svg:viewBox="0 0 1001 1">
          <text:p/>
        </draw:connector>
        <draw:connector draw:style-name="gr2" draw:text-style-name="P2" draw:layer="layout" draw:type="line" svg:x1="10cm" svg:y1="13.5cm" svg:x2="7.5cm" svg:y2="13.5cm" draw:start-shape="id4" draw:start-glue-point="3" draw:end-shape="id6" draw:end-glue-point="1" svg:d="M10000 13500h-2500" svg:viewBox="0 0 2501 1">
          <text:p/>
        </draw:connector>
        <draw:custom-shape draw:style-name="gr3" draw:text-style-name="P2" draw:layer="layout" svg:width="2cm" svg:height="2cm" svg:x="3.5cm" svg:y="9cm">
          <text:p text:style-name="P1"><text:span text:style-name="T1">T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16.5cm" svg:y="2.5cm">
          <text:p text:style-name="P1"><text:span text:style-name="T1">T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26.5cm" svg:y="5.5cm">
          <text:p text:style-name="P1"><text:span text:style-name="T1">P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26.5cm" svg:y="9cm">
          <text:p text:style-name="P1"><text:span text:style-name="T1">T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16.5cm" svg:y="16.5cm">
          <text:p text:style-name="P1"><text:span text:style-name="T1">T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7.5cm" svg:y="16.5cm">
          <text:p text:style-name="P1"><text:span text:style-name="T1">P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3cm" svg:y="16.5cm">
          <text:p text:style-name="P1"><text:span text:style-name="T1">P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7.5cm" svg:y="10cm">
          <text:p text:style-name="P1"><text:span text:style-name="T1">T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4.5cm" svg:y1="8cm" svg:x2="4.5cm" svg:y2="9cm">
          <text:p/>
        </draw:line>
        <draw:line draw:style-name="gr4" draw:text-style-name="P2" draw:layer="layout" svg:x1="17.5cm" svg:y1="6.5cm" svg:x2="17.5cm" svg:y2="4.5cm">
          <text:p/>
        </draw:line>
        <draw:line draw:style-name="gr4" draw:text-style-name="P2" draw:layer="layout" svg:x1="25cm" svg:y1="6.5cm" svg:x2="26.5cm" svg:y2="6.5cm">
          <text:p/>
        </draw:line>
        <draw:line draw:style-name="gr4" draw:text-style-name="P2" draw:layer="layout" svg:x1="22cm" svg:y1="10cm" svg:x2="26.5cm" svg:y2="10cm">
          <text:p/>
        </draw:line>
        <draw:line draw:style-name="gr4" draw:text-style-name="P2" draw:layer="layout" svg:x1="17.5cm" svg:y1="13.5cm" svg:x2="17.5cm" svg:y2="16.5cm">
          <text:p/>
        </draw:line>
        <draw:line draw:style-name="gr4" draw:text-style-name="P2" draw:layer="layout" svg:x1="8.5cm" svg:y1="13.5cm" svg:x2="8.5cm" svg:y2="16.5cm">
          <text:p/>
        </draw:line>
        <draw:line draw:style-name="gr4" draw:text-style-name="P2" draw:layer="layout" svg:x1="8.5cm" svg:y1="13.5cm" svg:x2="8.5cm" svg:y2="12cm">
          <text:p/>
        </draw:line>
        <draw:line draw:style-name="gr4" draw:text-style-name="P2" draw:layer="layout" svg:x1="4cm" svg:y1="15cm" svg:x2="4cm" svg:y2="16.5cm">
          <text:p/>
        </draw:line>
        <draw:line draw:style-name="gr5" draw:text-style-name="P2" draw:layer="layout" svg:x1="29cm" svg:y1="6cm" svg:x2="29cm" svg:y2="8.5cm">
          <text:p/>
        </draw:line>
        <draw:line draw:style-name="gr5" draw:text-style-name="P2" draw:layer="layout" svg:x1="10cm" svg:y1="19cm" svg:x2="13cm" svg:y2="19cm">
          <text:p/>
        </draw:line>
        <draw:line draw:style-name="gr2" draw:text-style-name="P2" draw:layer="layout" svg:x1="2cm" svg:y1="2.5cm" svg:x2="6.5cm" svg:y2="2.5cm">
          <text:p/>
        </draw:line>
        <draw:frame draw:style-name="gr6" draw:text-style-name="P3" draw:layer="layout" svg:width="4.5cm" svg:height="0.916cm" svg:x="2cm" svg:y="1.5cm">
          <draw:text-box>
            <text:p text:style-name="P1"><text:span text:style-name="T3">Compressed Air</text:span></text:p>
          </draw:text-box>
        </draw:frame>
        <draw:custom-shape draw:style-name="gr7" draw:text-style-name="P2" draw:layer="layout" svg:width="28cm" svg:height="19cm" svg:x="1cm" svg:y="1cm">
          <text:p/>
          <draw:enhanced-geometry svg:viewBox="0 0 21600 21600" draw:type="rectangle" draw:enhanced-path="M 0 0 L 21600 0 21600 21600 0 21600 0 0 Z N"/>
        </draw:custom-shape>
        <draw:g xml:id="id5" draw:id="id5">
          <draw:custom-shape draw:style-name="gr8" draw:text-style-name="P1" draw:layer="layout" svg:width="1cm" svg:height="0.5cm" draw:transform="rotate (-1.5707963267949) translate (8.5cm 6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9" draw:text-style-name="P1" draw:layer="layout" svg:width="1cm" svg:height="0.5cm" draw:transform="rotate (-1.5707963267949) translate (9cm 6cm)">
            <text:p/>
  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10" draw:text-style-name="P1" draw:layer="layout" svg:x1="8cm" svg:y1="6.5cm" svg:x2="7.5cm" svg:y2="6.5cm">
          <text:p/>
        </draw:line>
        <draw:custom-shape draw:style-name="gr11" draw:text-style-name="P2" draw:layer="layout" svg:width="2cm" svg:height="2cm" svg:x="7.5cm" svg:y="2.5cm">
          <text:p text:style-name="P1"><text:span text:style-name="T1">C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8.5cm" svg:y1="4.5cm" svg:x2="8.5cm" svg:y2="6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Palatino Linotype1" svg:font-family="'Palatino Linotype'" style:font-family-generic="roman"/>
    <style:font-face style:name="Palatino Linotype2" svg:font-family="'Palatino Linotype'" style:font-adornments="Regular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Microsoft YaHei1" svg:font-family="'Microsoft YaHei'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án Hayes</meta:initial-creator>
    <meta:creation-date>2015-08-27T09:14:45.989000000</meta:creation-date>
    <dc:date>2015-12-01T10:45:44.213000000</dc:date>
    <dc:creator>Seán Hayes</dc:creator>
    <meta:editing-duration>PT4H15M25S</meta:editing-duration>
    <meta:editing-cycles>9</meta:editing-cycles>
    <meta:generator>LibreOffice/4.3.0.4$Windows_x86 LibreOffice_project/62ad5818884a2fc2e5780dd45466868d41009ec0</meta:generator>
    <meta:printed-by>Seán Hayes</meta:printed-by>
    <meta:print-date>2015-08-27T10:12:38.420000000</meta:print-date>
    <meta:document-statistic meta:object-count="38"/>
  </office:meta>
</office:document-meta>
</file>